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88561" officeooo:paragraph-rsid="00188561" style:font-style-asian="italic" style:font-style-complex="italic"/>
    </style:style>
    <style:style style:name="P2" style:family="paragraph" style:parent-style-name="Standard">
      <style:text-properties fo:font-style="italic" officeooo:rsid="001a7fd6" officeooo:paragraph-rsid="001a7fd6" style:font-style-asian="italic" style:font-style-complex="italic"/>
    </style:style>
    <style:style style:name="P3" style:family="paragraph" style:parent-style-name="Standard">
      <style:text-properties fo:font-style="italic" officeooo:rsid="001a7fd6" officeooo:paragraph-rsid="001dd263" style:font-style-asian="italic" style:font-style-complex="italic"/>
    </style:style>
    <style:style style:name="P4" style:family="paragraph" style:parent-style-name="Standard">
      <style:text-properties fo:font-style="italic" officeooo:rsid="001a7fd6" officeooo:paragraph-rsid="0025b4fd" style:font-style-asian="italic" style:font-style-complex="italic"/>
    </style:style>
    <style:style style:name="P5" style:family="paragraph" style:parent-style-name="Standard">
      <style:text-properties fo:font-style="italic" officeooo:rsid="001a7fd6" officeooo:paragraph-rsid="002a02ce" style:font-style-asian="italic" style:font-style-complex="italic"/>
    </style:style>
    <style:style style:name="P6" style:family="paragraph" style:parent-style-name="Standard">
      <style:text-properties fo:font-style="italic" officeooo:rsid="001f477d" officeooo:paragraph-rsid="001f477d" style:font-style-asian="italic" style:font-style-complex="italic"/>
    </style:style>
    <style:style style:name="P7" style:family="paragraph" style:parent-style-name="Standard">
      <style:text-properties fo:font-style="italic" officeooo:rsid="001f477d" officeooo:paragraph-rsid="0023d8a8" style:font-style-asian="italic" style:font-style-complex="italic"/>
    </style:style>
    <style:style style:name="P8" style:family="paragraph" style:parent-style-name="Standard">
      <style:text-properties fo:font-style="italic" officeooo:rsid="002866c5" officeooo:paragraph-rsid="002866c5" style:font-style-asian="italic" style:font-style-complex="italic"/>
    </style:style>
    <style:style style:name="P9" style:family="paragraph" style:parent-style-name="Standard">
      <style:text-properties officeooo:rsid="00188561" officeooo:paragraph-rsid="00188561"/>
    </style:style>
    <style:style style:name="P10" style:family="paragraph" style:parent-style-name="Standard">
      <style:text-properties officeooo:rsid="001a7fd6" officeooo:paragraph-rsid="001a7fd6"/>
    </style:style>
    <style:style style:name="P11" style:family="paragraph" style:parent-style-name="Standard">
      <style:text-properties officeooo:rsid="001a7fd6" officeooo:paragraph-rsid="001bfc21"/>
    </style:style>
    <style:style style:name="P12" style:family="paragraph" style:parent-style-name="Standard">
      <style:text-properties officeooo:rsid="001a7fd6" officeooo:paragraph-rsid="001dd263"/>
    </style:style>
    <style:style style:name="P13" style:family="paragraph" style:parent-style-name="Standard">
      <style:text-properties officeooo:rsid="001a7fd6" officeooo:paragraph-rsid="001e9854"/>
    </style:style>
    <style:style style:name="P14" style:family="paragraph" style:parent-style-name="Standard">
      <style:text-properties officeooo:rsid="001a7fd6" officeooo:paragraph-rsid="0021dc3e"/>
    </style:style>
    <style:style style:name="P15" style:family="paragraph" style:parent-style-name="Standard">
      <style:text-properties officeooo:rsid="001a7fd6" officeooo:paragraph-rsid="0023d8a8"/>
    </style:style>
    <style:style style:name="P16" style:family="paragraph" style:parent-style-name="Standard">
      <style:text-properties officeooo:rsid="001a7fd6" officeooo:paragraph-rsid="002a6c7a"/>
    </style:style>
    <style:style style:name="P17" style:family="paragraph" style:parent-style-name="Standard">
      <style:text-properties style:text-underline-style="solid" style:text-underline-width="auto" style:text-underline-color="font-color" officeooo:rsid="001a7fd6" officeooo:paragraph-rsid="001a7fd6"/>
    </style:style>
    <style:style style:name="P18" style:family="paragraph" style:parent-style-name="Standard">
      <style:text-properties style:text-underline-style="solid" style:text-underline-width="auto" style:text-underline-color="font-color" officeooo:rsid="001a7fd6" officeooo:paragraph-rsid="001bfc21"/>
    </style:style>
    <style:style style:name="P19" style:family="paragraph" style:parent-style-name="Standard">
      <style:text-properties style:text-underline-style="solid" style:text-underline-width="auto" style:text-underline-color="font-color" officeooo:rsid="001a7fd6" officeooo:paragraph-rsid="001dd263"/>
    </style:style>
    <style:style style:name="P20" style:family="paragraph" style:parent-style-name="Standard">
      <style:text-properties style:text-underline-style="solid" style:text-underline-width="auto" style:text-underline-color="font-color" officeooo:rsid="001a7fd6" officeooo:paragraph-rsid="001e9854"/>
    </style:style>
    <style:style style:name="P21" style:family="paragraph" style:parent-style-name="Standard">
      <style:text-properties style:text-underline-style="solid" style:text-underline-width="auto" style:text-underline-color="font-color" officeooo:rsid="001a7fd6" officeooo:paragraph-rsid="0020932d"/>
    </style:style>
    <style:style style:name="P22" style:family="paragraph" style:parent-style-name="Standard">
      <style:text-properties style:text-underline-style="solid" style:text-underline-width="auto" style:text-underline-color="font-color" officeooo:rsid="001a7fd6" officeooo:paragraph-rsid="0023d8a8"/>
    </style:style>
    <style:style style:name="P23" style:family="paragraph" style:parent-style-name="Standard">
      <style:text-properties style:text-underline-style="solid" style:text-underline-width="auto" style:text-underline-color="font-color" officeooo:rsid="001a7fd6" officeooo:paragraph-rsid="002a6c7a"/>
    </style:style>
    <style:style style:name="P24" style:family="paragraph" style:parent-style-name="Standard">
      <style:text-properties officeooo:rsid="001bfc21" officeooo:paragraph-rsid="001bfc21"/>
    </style:style>
    <style:style style:name="P25" style:family="paragraph" style:parent-style-name="Standard">
      <style:text-properties officeooo:rsid="001bfc21" officeooo:paragraph-rsid="001e9854"/>
    </style:style>
    <style:style style:name="P26" style:family="paragraph" style:parent-style-name="Standard">
      <style:text-properties officeooo:rsid="001bfc21" officeooo:paragraph-rsid="001f477d"/>
    </style:style>
    <style:style style:name="P27" style:family="paragraph" style:parent-style-name="Standard">
      <style:text-properties officeooo:rsid="001bfc21" officeooo:paragraph-rsid="0020932d"/>
    </style:style>
    <style:style style:name="P28" style:family="paragraph" style:parent-style-name="Standard">
      <style:text-properties officeooo:rsid="001bfc21" officeooo:paragraph-rsid="0023d8a8"/>
    </style:style>
    <style:style style:name="P29" style:family="paragraph" style:parent-style-name="Standard">
      <style:text-properties officeooo:rsid="001bfc21" officeooo:paragraph-rsid="002866c5"/>
    </style:style>
    <style:style style:name="P30" style:family="paragraph" style:parent-style-name="Standard">
      <style:text-properties officeooo:rsid="002866c5" officeooo:paragraph-rsid="002866c5"/>
    </style:style>
    <style:style style:name="P31" style:family="paragraph" style:parent-style-name="Standard">
      <style:text-properties fo:font-style="italic" style:font-style-asian="italic" style:font-style-complex="italic"/>
    </style:style>
    <style:style style:name="P32" style:family="paragraph" style:parent-style-name="Standard">
      <style:text-properties fo:font-style="italic" style:text-underline-style="none" officeooo:rsid="0021dc3e" officeooo:paragraph-rsid="0023d8a8" style:font-style-asian="italic" style:font-style-complex="italic"/>
    </style:style>
    <style:style style:name="P33" style:family="paragraph" style:parent-style-name="Standard">
      <style:text-properties style:text-underline-style="none" officeooo:rsid="001a7fd6" officeooo:paragraph-rsid="001a7fd6"/>
    </style:style>
    <style:style style:name="P34" style:family="paragraph" style:parent-style-name="Standard">
      <style:text-properties style:text-underline-style="none" officeooo:rsid="001bfc21" officeooo:paragraph-rsid="001bfc21"/>
    </style:style>
    <style:style style:name="P35" style:family="paragraph" style:parent-style-name="Standard">
      <style:text-properties style:text-underline-style="none" officeooo:rsid="001bfc21" officeooo:paragraph-rsid="001dd263"/>
    </style:style>
    <style:style style:name="P36" style:family="paragraph" style:parent-style-name="Standard">
      <style:text-properties style:text-underline-style="none" officeooo:rsid="001bfc21" officeooo:paragraph-rsid="001e9854"/>
    </style:style>
    <style:style style:name="P37" style:family="paragraph" style:parent-style-name="Standard">
      <style:text-properties style:text-underline-style="none" officeooo:rsid="0021dc3e" officeooo:paragraph-rsid="0020932d"/>
    </style:style>
    <style:style style:name="P38" style:family="paragraph" style:parent-style-name="Standard">
      <style:text-properties style:text-underline-style="none" officeooo:rsid="002866c5" officeooo:paragraph-rsid="002866c5"/>
    </style:style>
    <style:style style:name="P39" style:family="paragraph" style:parent-style-name="Standard">
      <style:text-properties style:text-underline-style="none" officeooo:rsid="00298dc2" officeooo:paragraph-rsid="002866c5"/>
    </style:style>
    <style:style style:name="P40" style:family="paragraph" style:parent-style-name="Standard">
      <style:text-properties fo:font-style="normal" officeooo:rsid="0030a429" officeooo:paragraph-rsid="0030a429" style:font-style-asian="normal" style:font-style-complex="normal"/>
    </style:style>
    <style:style style:name="T1" style:family="text">
      <style:text-properties officeooo:rsid="0018856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fd6"/>
    </style:style>
    <style:style style:name="T4" style:family="text">
      <style:text-properties style:text-underline-style="solid" style:text-underline-width="auto" style:text-underline-color="font-color" officeooo:rsid="0020932d"/>
    </style:style>
    <style:style style:name="T5" style:family="text">
      <style:text-properties fo:font-style="italic" style:text-underline-style="none" officeooo:rsid="0023d8a8" style:font-style-asian="italic" style:font-style-complex="italic"/>
    </style:style>
    <style:style style:name="T6" style:family="text">
      <style:text-properties fo:font-style="italic" style:text-underline-style="none" officeooo:rsid="002a02ce" style:font-style-asian="italic" style:font-style-complex="italic"/>
    </style:style>
    <style:style style:name="T7" style:family="text">
      <style:text-properties fo:font-style="italic" style:text-underline-style="none" officeooo:rsid="002a6c7a" style:font-style-asian="italic" style:font-style-complex="italic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1a7fd6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bfc21"/>
    </style:style>
    <style:style style:name="T12" style:family="text">
      <style:text-properties style:text-underline-style="none" officeooo:rsid="001dd263"/>
    </style:style>
    <style:style style:name="T13" style:family="text">
      <style:text-properties style:text-underline-style="none" officeooo:rsid="001e9854"/>
    </style:style>
    <style:style style:name="T14" style:family="text">
      <style:text-properties style:text-underline-style="none" officeooo:rsid="001f477d"/>
    </style:style>
    <style:style style:name="T15" style:family="text">
      <style:text-properties style:text-underline-style="none" officeooo:rsid="0020932d"/>
    </style:style>
    <style:style style:name="T16" style:family="text">
      <style:text-properties style:text-underline-style="none" officeooo:rsid="0021abfc"/>
    </style:style>
    <style:style style:name="T17" style:family="text">
      <style:text-properties style:text-underline-style="none" officeooo:rsid="0021dc3e"/>
    </style:style>
    <style:style style:name="T18" style:family="text">
      <style:text-properties style:text-underline-style="none" officeooo:rsid="0023d8a8"/>
    </style:style>
    <style:style style:name="T19" style:family="text">
      <style:text-properties style:text-underline-style="none" officeooo:rsid="002866c5"/>
    </style:style>
    <style:style style:name="T20" style:family="text">
      <style:text-properties style:text-underline-style="none" officeooo:rsid="001a7fd6"/>
    </style:style>
    <style:style style:name="T21" style:family="text">
      <style:text-properties style:text-underline-style="none" officeooo:rsid="00298dc2"/>
    </style:style>
    <style:style style:name="T22" style:family="text">
      <style:text-properties style:text-underline-style="none" officeooo:rsid="002d9d4a"/>
    </style:style>
    <style:style style:name="T23" style:family="text">
      <style:text-properties style:text-underline-style="none" officeooo:rsid="002f9bc6"/>
    </style:style>
    <style:style style:name="T24" style:family="text">
      <style:text-properties style:text-underline-style="none" officeooo:rsid="00347b8b"/>
    </style:style>
    <style:style style:name="T25" style:family="text">
      <style:text-properties officeooo:rsid="001bfc21"/>
    </style:style>
    <style:style style:name="T26" style:family="text">
      <style:text-properties officeooo:rsid="001dd263"/>
    </style:style>
    <style:style style:name="T27" style:family="text">
      <style:text-properties officeooo:rsid="0021dc3e"/>
    </style:style>
    <style:style style:name="T28" style:family="text">
      <style:text-properties officeooo:rsid="0023d8a8"/>
    </style:style>
    <style:style style:name="T29" style:family="text">
      <style:text-properties officeooo:rsid="002a02ce"/>
    </style:style>
    <style:style style:name="T30" style:family="text">
      <style:text-properties officeooo:rsid="002a6c7a"/>
    </style:style>
    <style:style style:name="T31" style:family="text">
      <style:text-properties officeooo:rsid="00329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Язык представляет собой ассемблер. Полный список доступных команд приведён в этом файле. <text:span text:style-name="T31">Каждая команда должна располагаться в новой строке. Допускается пропуск строк, а также отступ в виде табуляции или пробелов. Заметим, что после декомпиляции все данные будут располагаться в конце исходного кода, и их имена могут измениться. Также при декомпиляции будут удалены все лидирующие отступы и пропуски строк.</text:span></text:p>
      <text:p text:style-name="P31"/>
      <text:p text:style-name="P31">Команда PUSH.</text:p>
      <text:p text:style-name="Standard"><text:span text:style-name="T2">Синтаксис:</text:span> PUSH S|RAX|RBX|RCX|RDX<text:span text:style-name="T1">|RAM</text:span> [arg]</text:p>
      <text:p text:style-name="Standard">PUSH S arg - положить на вершину стека число arg типа int.</text:p>
      <text:p text:style-name="Standard">PUSH RAX|RBX|RCX|RDX - положить в соответствующий регистр верхнее число со стека, при этом в стеке удаления элемента не происходит.</text:p>
      <text:p text:style-name="P9">PUSH RAM arg – положить в ячейку <text:span text:style-name="T9">RAM </text:span>с номером arg верхнее число со стека, при этом в стеке удаления элемента не происходит.</text:p>
      <text:p text:style-name="P9"/>
      <text:p text:style-name="P1">Команда POP.</text:p>
      <text:p text:style-name="P9"><text:span text:style-name="T8">Синтаксис:</text:span> POP S|RAX|RBX|RCX|RDX|RAM [arg]</text:p>
      <text:p text:style-name="P9">POP S – удалить верхнее число со стека</text:p>
      <text:p text:style-name="P9">POP <text:s/>RAX|RBX|RCX|RDX – положить число из соответствующего регистра <text:span text:style-name="T9">на вершину стека.</text:span></text:p>
      <text:p text:style-name="P10">POP RAM arg – положить число из ячейки RAM с номером arg на вершину стека</text:p>
      <text:p text:style-name="P2"/>
      <text:p text:style-name="P2">Команда ADD.</text:p>
      <text:p text:style-name="P17">Синтаксис:<text:span text:style-name="T10"> ADD</text:span></text:p>
      <text:p text:style-name="P10">ADD – удаляет 2 верхние числа со стека, складывает их, результат кладёт на вершину стека. </text:p>
      <text:p text:style-name="P10"/>
      <text:p text:style-name="P2">Команда MUL.</text:p>
      <text:p text:style-name="P17">Синтаксис:<text:span text:style-name="T10"> MUL</text:span></text:p>
      <text:p text:style-name="P10">MUL – удаляет 2 верхние числа со стека, перемножает их, результат кладёт на вершину стека.</text:p>
      <text:p text:style-name="P10"/>
      <text:p text:style-name="P2">Команда IN.</text:p>
      <text:p text:style-name="P17">Синтаксис:<text:span text:style-name="T10"> IN</text:span></text:p>
      <text:p text:style-name="P10">IN – ждёт ввода числа типа int с клавиатуры, результат кладёт на вершину стека.</text:p>
      <text:p text:style-name="P10"/>
      <text:p text:style-name="P2">Команда OUT.</text:p>
      <text:p text:style-name="P17">Синтаксис:<text:span text:style-name="T10"> OUT</text:span></text:p>
      <text:p text:style-name="P10">OUT – выводит на экран число с вершины стека, при этом в стеке удаления элемента не происходит.</text:p>
      <text:p text:style-name="P10"/>
      <text:p text:style-name="P5">Команда <text:span text:style-name="T29">PRINT</text:span>.</text:p>
      <text:p text:style-name="P23">Синтаксис:<text:span text:style-name="T10"> <text:s/></text:span><text:span text:style-name="T6">PRINT </text:span><text:span text:style-name="T7">data_name</text:span></text:p>
      <text:p text:style-name="P16"><text:span text:style-name="T6">PRINT </text:span><text:span text:style-name="T7">data_name</text:span> – <text:span text:style-name="T30">выводит на экран константу с именем data_name</text:span>.</text:p>
      <text:p text:style-name="P10"/>
      <text:p text:style-name="P2">Команда AND.</text:p>
      <text:p text:style-name="P17">Синтаксис:<text:span text:style-name="T10"> AND</text:span></text:p>
      <text:p text:style-name="P10">AND – завершает работу ВМ.</text:p>
      <text:p text:style-name="P10"/>
      <text:p text:style-name="P2">Команда LABEL.</text:p>
      <text:p text:style-name="P17">Синтаксис:<text:span text:style-name="T10"> : </text:span><text:span text:style-name="T12">label_name</text:span></text:p>
      <text:p text:style-name="P12">: <text:span text:style-name="T12">label_name</text:span> – создаёт метку в данном месте кода с именем <text:span text:style-name="T12">label_name</text:span>.</text:p>
      <text:p text:style-name="P19">Замечание:<text:span text:style-name="T10"> </text:span><text:span text:style-name="T12">label_name</text:span><text:span text:style-name="T10"> обязательно должно иметь тип int.</text:span></text:p>
      <text:p text:style-name="P33"/>
      <text:p text:style-name="P2">Команда GOTO.</text:p>
      <text:p text:style-name="P19"><text:soft-page-break/>Синтаксис:<text:span text:style-name="T10"> GOTO </text:span><text:span text:style-name="T12">label_name</text:span></text:p>
      <text:p text:style-name="P12">GOTO <text:span text:style-name="T12">label_name</text:span> – безусловно переходит на метку <text:span text:style-name="T12">label_name</text:span>.</text:p>
      <text:p text:style-name="P19">Замечание:<text:span text:style-name="T10"> </text:span><text:span text:style-name="T12">label_name</text:span><text:span text:style-name="T10"> обязательно должно иметь тип int.</text:span></text:p>
      <text:p text:style-name="P33"/>
      <text:p text:style-name="P4">Команда <text:span text:style-name="T25">CMP</text:span>.</text:p>
      <text:p text:style-name="P18">Синтаксис:<text:span text:style-name="T10"> </text:span><text:span text:style-name="T11">CMP S|RAX|RBX|RCX|RDX arg</text:span></text:p>
      <text:p text:style-name="P11"><text:span text:style-name="T25">CMP</text:span> <text:span text:style-name="T25">S </text:span>arg – <text:span text:style-name="T25">сделать подготовительные действия для сравнения верхнего числа со стека и числа arg. </text:span></text:p>
      <text:p text:style-name="P18"><text:span text:style-name="T11">CMP</text:span><text:span text:style-name="T10"> </text:span><text:span text:style-name="T11">RAX|RBX|RCX|RDX </text:span><text:span text:style-name="T10">arg – </text:span><text:span text:style-name="T22">делает</text:span><text:span text:style-name="T11"> подготовительные действия для сравнения значения соответствующего регистра и числа arg. </text:span></text:p>
      <text:p text:style-name="P24"><text:span text:style-name="T2">Замечание:</text:span><text:span text:style-name="T10"> </text:span><text:span text:style-name="T12">непосредственно </text:span><text:span text:style-name="T10">после команды CMP обязательно должна следовать одна из команд JE/JL.</text:span></text:p>
      <text:p text:style-name="P34"/>
      <text:p text:style-name="P3">Команда <text:span text:style-name="T11">JE</text:span>.</text:p>
      <text:p text:style-name="P19">Синтаксис:<text:span text:style-name="T10"> </text:span><text:span text:style-name="T11">JE </text:span><text:span text:style-name="T12">label_name</text:span></text:p>
      <text:p text:style-name="P12"><text:span text:style-name="T11">JE </text:span><text:span text:style-name="T12">label_name</text:span> – <text:span text:style-name="T26">сравнить 2 числа, подаваемые предыдущей командой CMP (значение </text:span><text:span text:style-name="T11">S|RAX|RBX|RCX|RDX </text:span><text:span text:style-name="T12">и arg, см. CMP</text:span><text:span text:style-name="T26">), в случае равенства перейти на метку </text:span><text:span text:style-name="T12">label_name</text:span><text:span text:style-name="T26">.</text:span></text:p>
      <text:p text:style-name="P26"><text:span text:style-name="T2">Замечание:</text:span><text:span text:style-name="T10"> </text:span><text:span text:style-name="T14">команде</text:span><text:span text:style-name="T10"> JE должна </text:span><text:span text:style-name="T14">непосредственно предшествовать</text:span><text:span text:style-name="T10"> команда CMP.</text:span></text:p>
      <text:p text:style-name="P35"/>
      <text:p text:style-name="P4">Команда <text:span text:style-name="T11">J</text:span><text:span text:style-name="T13">L</text:span>.</text:p>
      <text:p text:style-name="P20">Синтаксис:<text:span text:style-name="T10"> </text:span><text:span text:style-name="T11">J</text:span><text:span text:style-name="T13">L</text:span><text:span text:style-name="T11"> </text:span><text:span text:style-name="T12">label_name</text:span></text:p>
      <text:p text:style-name="P13"><text:span text:style-name="T11">J</text:span><text:span text:style-name="T13">L</text:span><text:span text:style-name="T11"> </text:span><text:span text:style-name="T12">label_name</text:span> – <text:span text:style-name="T26">сравнить 2 числа, подаваемые предыдущей командой CMP (значение </text:span><text:span text:style-name="T11">S|RAX|RBX|RCX|RDX </text:span><text:span text:style-name="T12">и arg, см. CMP</text:span><text:span text:style-name="T26">), в случае, если первое меньше второго, перейти на метку </text:span><text:span text:style-name="T12">label_name</text:span><text:span text:style-name="T26">.</text:span></text:p>
      <text:p text:style-name="P25"><text:span text:style-name="T2">Замечание:</text:span><text:span text:style-name="T10"> </text:span><text:span text:style-name="T14">команде</text:span><text:span text:style-name="T10"> J</text:span><text:span text:style-name="T13">L</text:span><text:span text:style-name="T10"> должна </text:span><text:span text:style-name="T14">непосредственно предшествовать</text:span><text:span text:style-name="T10"> команда CMP.</text:span></text:p>
      <text:p text:style-name="P36"/>
      <text:p text:style-name="P6"><text:span text:style-name="T10">Команда </text:span><text:span text:style-name="T15">CALL </text:span><text:span text:style-name="T18">(вызов функции)</text:span><text:span text:style-name="T15">.</text:span></text:p>
      <text:p text:style-name="P21">Синтаксис:<text:span text:style-name="T10"> </text:span><text:span text:style-name="T16">CALL</text:span><text:span text:style-name="T11"> </text:span><text:span text:style-name="T12">label_name</text:span></text:p>
      <text:p text:style-name="P14"><text:span text:style-name="T16">CALL</text:span><text:span text:style-name="T11"> </text:span><text:span text:style-name="T12">label_name</text:span> – <text:span text:style-name="T27">складывает адрес возврата на стек и переходит на метку </text:span><text:span text:style-name="T12">label_name</text:span><text:span text:style-name="T17">.</text:span></text:p>
      <text:p text:style-name="P27"><text:span text:style-name="T4">Замечание:</text:span><text:span text:style-name="T15"> </text:span><text:span text:style-name="T17">гарантируется сохранение значений в регистрах после перехода в функцию. </text:span></text:p>
      <text:p text:style-name="P37"/>
      <text:p text:style-name="P7"><text:span text:style-name="T10">Команда </text:span><text:span text:style-name="T18">RET (возврат из функции)</text:span><text:span text:style-name="T15">.</text:span></text:p>
      <text:p text:style-name="P22">Синтаксис:<text:span text:style-name="T10"> </text:span><text:span text:style-name="T12"><text:s/></text:span><text:span text:style-name="T5">RET</text:span></text:p>
      <text:p text:style-name="P15"><text:span text:style-name="T5">RET </text:span>– <text:span text:style-name="T28">берёт верхнее значение на стеке (адрес возврата) и переходит по нему</text:span><text:span text:style-name="T17">. </text:span><text:span text:style-name="T18">После этого адрес возврата удаляется из стека.</text:span></text:p>
      <text:p text:style-name="P28"><text:span text:style-name="T4">Замечание:</text:span><text:span text:style-name="T15"> </text:span><text:span text:style-name="T17">гарантируется сохранение значений в регистрах после </text:span><text:span text:style-name="T18">выхода из функции</text:span><text:span text:style-name="T17">. </text:span></text:p>
      <text:p text:style-name="P32"/>
      <text:p text:style-name="P8"><text:span text:style-name="T17">К</text:span><text:span text:style-name="T10">оманда DATA.</text:span></text:p>
      <text:p text:style-name="P30"><text:span text:style-name="T3">Синтаксис:</text:span><text:span text:style-name="T10"> . str|int data_name data</text:span></text:p>
      <text:p text:style-name="P38">. str data_name data – объявление константы типа str с именем data_name и значением data</text:p>
      <text:p text:style-name="P38">. int data_name data – объявление константы типа int с именем data_name и значением data</text:p>
      <text:p text:style-name="P29"><text:span text:style-name="T4">Замечание:</text:span><text:span text:style-name="T15"> </text:span><text:span text:style-name="T19">data</text:span><text:span text:style-name="T12">_name</text:span><text:span text:style-name="T20"> обязательно должно иметь тип int, </text:span><text:span text:style-name="T19">тип data </text:span><text:span text:style-name="T21">должен соответствовать объявленному. </text:span><text:span text:style-name="T23">Создание нескольких констант с одним именем приведёт к неопределённому поведению. </text:span><text:span text:style-name="T24">Положение этой команды в файле, в отличие от многих других языков программирования, произвольно.</text:span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01:01.651939028</meta:creation-date>
    <dc:date>2019-03-28T21:05:41.267824735</dc:date>
    <meta:editing-duration>PT46M42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2" meta:paragraph-count="63" meta:word-count="546" meta:character-count="3845" meta:non-whitespace-character-count="3334"/>
  </office:meta>
</office:document-meta>
</file>